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fo:font-weight="bold" officeooo:rsid="00045eaf" officeooo:paragraph-rsid="00045eaf" style:font-size-asian="16pt" style:font-weight-asian="bold" style:font-size-complex="16pt" style:font-weight-complex="bold"/>
    </style:style>
    <style:style style:name="P2" style:family="paragraph" style:parent-style-name="Standard">
      <style:text-properties officeooo:paragraph-rsid="00045eaf"/>
    </style:style>
    <style:style style:name="P3" style:family="paragraph" style:parent-style-name="Standard">
      <style:text-properties officeooo:paragraph-rsid="0005b462"/>
    </style:style>
    <style:style style:name="P4" style:family="paragraph" style:parent-style-name="Standard">
      <style:text-properties fo:font-size="14pt" fo:font-weight="bold" officeooo:paragraph-rsid="0005b462" style:font-size-asian="14pt" style:font-weight-asian="bold" style:font-size-complex="14pt" style:font-weight-complex="bold"/>
    </style:style>
    <style:style style:name="P5" style:family="paragraph" style:parent-style-name="Text_20_body">
      <style:text-properties officeooo:paragraph-rsid="0005fbc5"/>
    </style:style>
    <style:style style:name="P6" style:family="paragraph" style:parent-style-name="Text_20_body" style:list-style-name="L5">
      <style:text-properties officeooo:paragraph-rsid="0005fbc5"/>
    </style:style>
    <style:style style:name="P7" style:family="paragraph" style:parent-style-name="Text_20_body" style:list-style-name="L7"/>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text-properties fo:font-size="14pt" fo:font-weight="bold" officeooo:rsid="00089c7f" officeooo:paragraph-rsid="00089c7f" style:font-size-asian="14pt" style:font-weight-asian="bold" style:font-size-complex="14pt" style:font-weight-complex="bold"/>
    </style:style>
    <style:style style:name="P11" style:family="paragraph" style:parent-style-name="Text_20_body">
      <style:text-properties officeooo:paragraph-rsid="00089c7f"/>
    </style:style>
    <style:style style:name="P12" style:family="paragraph" style:parent-style-name="Text_20_body">
      <style:text-properties officeooo:paragraph-rsid="000a28e9"/>
    </style:style>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list-style-name="L11">
      <style:paragraph-properties fo:margin-top="0cm" fo:margin-bottom="0cm" style:contextual-spacing="false"/>
    </style:style>
    <style:style style:name="P17" style:family="paragraph" style:parent-style-name="Text_20_body" style:master-page-name="">
      <style:paragraph-properties fo:margin-left="0cm" fo:margin-right="0cm" fo:margin-top="0cm" fo:margin-bottom="0.247cm" style:contextual-spacing="false" fo:line-height="120%" fo:text-indent="1.199cm" style:auto-text-indent="false" style:page-number="auto"/>
      <style:text-properties officeooo:paragraph-rsid="00077310"/>
    </style:style>
    <style:style style:name="P18" style:family="paragraph" style:parent-style-name="Heading_20_3">
      <style:text-properties fo:color="#000000"/>
    </style:style>
    <style:style style:name="P19" style:family="paragraph" style:parent-style-name="Heading_20_3">
      <style:text-properties fo:color="#000000" officeooo:paragraph-rsid="0005b462"/>
    </style:style>
    <style:style style:name="P20" style:family="paragraph" style:parent-style-name="Heading_20_3">
      <style:text-properties fo:color="#000000" fo:font-weight="bold" style:font-weight-asian="bold" style:font-weight-complex="bold"/>
    </style:style>
    <style:style style:name="P21" style:family="paragraph" style:parent-style-name="Heading_20_3">
      <style:text-properties fo:color="#000000" fo:font-weight="bold" officeooo:paragraph-rsid="0005fbc5" style:font-weight-asian="bold" style:font-weight-complex="bold"/>
    </style:style>
    <style:style style:name="T1" style:family="text">
      <style:text-properties fo:font-weight="bold" style:font-weight-asian="bold" style:font-weight-complex="bold"/>
    </style:style>
    <style:style style:name="T2" style:family="text">
      <style:text-properties officeooo:rsid="00045eaf"/>
    </style:style>
    <style:style style:name="T3" style:family="text">
      <style:text-properties fo:font-weight="normal" style:font-weight-asian="normal" style:font-weight-complex="normal"/>
    </style:style>
    <style:style style:name="T4" style:family="text">
      <style:text-properties officeooo:rsid="0005b462"/>
    </style:style>
    <style:style style:name="T5" style:family="text">
      <style:text-properties officeooo:rsid="0005fbc5"/>
    </style:style>
    <style:style style:name="T6" style:family="text">
      <style:text-properties officeooo:rsid="00077310"/>
    </style:style>
    <style:style style:name="T7" style:family="text">
      <style:text-properties officeooo:rsid="00089c7f"/>
    </style:style>
    <style:style style:name="T8" style:family="text">
      <style:text-properties fo:font-style="italic"/>
    </style:style>
    <style:style style:name="T9" style:family="text">
      <style:text-properties fo:font-size="14pt" fo:font-weight="normal" officeooo:rsid="00089c7f" style:font-size-asian="14pt" style:font-weight-asian="normal" style:font-size-complex="14pt" style:font-weight-complex="normal"/>
    </style:style>
    <style:style style:name="T10" style:family="text">
      <style:text-properties fo:font-size="14pt" fo:font-weight="normal" officeooo:rsid="000a28e9" style:font-size-asian="14pt" style:font-weight-asian="normal" style:font-size-complex="14pt" style:font-weight-complex="normal"/>
    </style:style>
    <style:style style:name="T11" style:family="text">
      <style:text-properties officeooo:rsid="000a28e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al Introduction about LAN/WAN and Internetworking:</text:p>
      <text:p text:style-name="Standard"/>
      <text:p text:style-name="P4"><text:span text:style-name="T4">LAN</text:span><text:tab/></text:p>
      <text:p text:style-name="P4"/>
      <text:p text:style-name="P3"><text:tab/>A<text:span text:style-name="T3"> local area network (LAN)</text:span> is a <text:span text:style-name="T2">computer</text:span> <text:span text:style-name="T2">network </text:span>that interconnects computers within a limited area such as a <text:span text:style-name="T2">home</text:span>, school, laboratory, university campus or office building <text:span text:style-name="T2">especially in this report for the KSOU,Mysore </text:span>and has its <text:span text:style-name="T2">network equipments <text:s/></text:span>and interconnects locally managed. <text:span text:style-name="T2">Ethernet</text:span> and <text:span text:style-name="T2">Wi-Fi</text:span> are the two most common transmission technologies in use for local area networks<text:span text:style-name="T2">(LAN)</text:span>. <text:span text:style-name="T2">There are some earlier </text:span>technologies <text:span text:style-name="T2">like ARCNET</text:span>,<text:span text:style-name="T2">(</text:span><text:span text:style-name="T3">Attached Resource Computer NETwork</text:span><text:span text:style-name="T2">),Token ring </text:span>and <text:span text:style-name="T2">AppleTalk</text:span>. </text:p>
      <text:p text:style-name="P2"><text:tab/><text:span text:style-name="T2">LAN technology has improved a lot since it started in 1970. Now, m</text:span>any LANs are based partly or wholly on <text:span text:style-name="T2">wireless technologies</text:span>. <text:span text:style-name="T2">Students and the staff who are having smartphones</text:span>, <text:span text:style-name="T2">tablet computers </text:span>and <text:span text:style-name="T2">laptop</text:span> typically have wireless networking support built-in <text:span text:style-name="T2">it</text:span>. In a <text:span text:style-name="T2">wireless local area networks</text:span>, users may move unrestricted in the coverage area. Wireless networks have become popular in <text:span text:style-name="T2">the campuses </text:span>because of their ease of installation <text:span text:style-name="T2">and use</text:span>. Guests are often offered <text:span text:style-name="T2">Internet access </text:span>via a <text:span text:style-name="T2">hotspot or the admin login </text:span>service.</text:p>
      <text:p text:style-name="P3"><text:span text:style-name="T4"><text:tab/>As of now, Karnataka State Open University, Mysore doesn't have any campus Wi-Fi connection. So, mostly we will concentrate on the Wi-Fi. </text:span></text:p>
      <text:p text:style-name="P3"><text:tab/>A <text:span text:style-name="T4">W</text:span><text:span text:style-name="T3">ireless local area network (WLAN)</text:span> is a wireless computer network that links two or more devices using a wireless distribution method within a <text:span text:style-name="T4">limited area </text:span>such as a home, school, computer laboratory, <text:span text:style-name="T4">university campus</text:span> or office building. This gives users the ability to move around within a local coverage area and yet still be connected to the network. A WLAN can also provide a connection to the wider <text:span text:style-name="T4">Internet</text:span>.Most modern WLANs are based on IEEE 802.11 standards and are marketed under the <text:span text:style-name="T4">W</text:span>i-Fi brand name. They are popular in commercial complexes that offer wireless access to their customers.</text:p>
      <text:p text:style-name="P3"/>
      <text:h text:style-name="P19" text:outline-level="3"><text:span text:style-name="T5">IEEE </text:span>802.11:</text:h>
      <text:p text:style-name="Text_20_body"><text:tab/>In 1997, the Institute of Electrical and Electronics Engineers (IEEE) created the first WLAN standard. They called it <text:span text:style-name="Emphasis">802.11</text:span> after the name of the group formed to oversee its development. Unfortunately, 802.11 only supported a maximum <text:span text:style-name="T5">networ</text:span>k bandwid<text:span text:style-name="T5">th </text:span>of 2 Mbps - too slow for most applications. For this reason, ordinary 802.11 wireless products are no longer manufactured.</text:p>
      <text:h text:style-name="P18" text:outline-level="3">802.11b</text:h>
      <text:p text:style-name="P5"><text:tab/>IEEE expanded on the original 802.11 standard in July 1999, creating the <text:span text:style-name="Emphasis">802.11b</text:span> specification. 802.11b supports bandwidth up to 11 Mbps, comparable to traditional Eth<text:span text:style-name="T6">ernet.</text:span></text:p>
      <text:list xml:id="list7835904803285950451" text:style-name="L5">
        <text:list-item>
          <text:p text:style-name="P13"><text:span text:style-name="Strong_20_Emphasis">Pros of 802.11b</text:span> - Lowest cost; signal range is good and not easily obstructed</text:p>
        </text:list-item>
        <text:list-item>
          <text:p text:style-name="P6"><text:span text:style-name="Strong_20_Emphasis">Cons of 802.11b</text:span> - Slowest maximum speed; home appliances may interfere on the unregulated frequency band</text:p>
        </text:list-item>
      </text:list>
      <text:h text:style-name="P21" text:outline-level="3">802.11a</text:h>
      <text:p text:style-name="Text_20_body"><text:tab/>While 802.11b was in development, IEEE created a second extension to the original 802.11 standard called <text:span text:style-name="Emphasis">802.11a</text:span>.</text:p>
      <text:p text:style-name="P17"><text:tab/>Because 802.11b gained in popularity much faster than did 802.11a, some folks believe that 802.11a was created after 802.11b. In fact, 802.11a was created at the same time. Due to its higher cost, 802.11a is usually found on business networks whereas 802.11b better serves the home.</text:p>
      <text:p text:style-name="Text_20_body"><text:soft-page-break/>Because 802.11a and 802.11b utilize different frequencies, the two technologies are incompatible with each other. Some vendors offer hybrid <text:span text:style-name="Emphasis">802.11a/b</text:span> network gear, but these products merely implement the two standards side by side (each connected devices must use one or the other).</text:p>
      <text:list xml:id="list6331039847229464937" text:style-name="L7">
        <text:list-item>
          <text:p text:style-name="P14"><text:span text:style-name="Strong_20_Emphasis">Pros of 802.11a</text:span> - Fast maximum speed; regulated frequencies prevent signal interference from other devices.</text:p>
        </text:list-item>
        <text:list-item>
          <text:p text:style-name="P7"><text:span text:style-name="Strong_20_Emphasis">Cons of 802.11a</text:span> - Highest cost; shorter range signal that is more easily obstructed.</text:p>
        </text:list-item>
      </text:list>
      <text:p text:style-name="Text_20_body"/>
      <text:h text:style-name="P20" text:outline-level="3">802.11g</text:h>
      <text:p text:style-name="Text_20_body"><text:tab/>In 2002 and 2003, WLAN products supporting a newer standard called <text:span text:style-name="Emphasis">802.11g</text:span> emerged on the market. 802.11g attempts to combine the best of both 802.11a an<text:span text:style-name="T7">d </text:span>802.11b02.11g supports bandwidth up to 54 Mbps, and it uses the 2.4 GHz frequency for greater range. 802.11g is backward compatible with 802.11b, meaning that 802.11g access points will work with 802.11b wireless network adapters and vice versa.</text:p>
      <text:list xml:id="list3900802614896093029" text:style-name="L10">
        <text:list-item>
          <text:p text:style-name="P15"><text:span text:style-name="Strong_20_Emphasis">Pros of 802.11g</text:span> - Fast maximum speed; signal range is good and not easily obstructed.</text:p>
        </text:list-item>
        <text:list-item>
          <text:p text:style-name="P8"><text:span text:style-name="Strong_20_Emphasis">Cons of 802.11g</text:span> - Costs more than 802.11b; appliances may interfere on the unregulated signal frequency.</text:p>
        </text:list-item>
      </text:list>
      <text:h text:style-name="P20" text:outline-level="3">802.11n</text:h>
      <text:p text:style-name="Text_20_body"><text:span text:style-name="Emphasis"><text:tab/>802.11n</text:span> (also sometimes known as "Wireless N") was designed to improve on 802.11g in the amount of bandwidth supported by utilizing multiple wireless signals and antennas (called <text:span text:style-name="Emphasis">MIMO</text:span> technology) instead of one. Industry standards groups ratified 802.11n in 2009 with specifications providing for up to 30<text:span text:style-name="T7">0</text:span> Mbps of network bandwidth. 802.11n also offers somewhat better range over earlier Wi-Fi standards due to its increased signal intensity, and it is backward-compatible with 802.11b/g gear.</text:p>
      <text:list xml:id="list7690410262035934682" text:style-name="L11">
        <text:list-item>
          <text:p text:style-name="P16"><text:span text:style-name="Strong_20_Emphasis">Pros of 802.11n</text:span> - Fastest maximum speed and best signal range; more resistant to signal interference from outside sources.</text:p>
        </text:list-item>
        <text:list-item>
          <text:p text:style-name="P9"><text:span text:style-name="Strong_20_Emphasis">Cons of 802.11n</text:span> - Standard is not yet finalized; costs more than 802.11g; the use of multiple signals may greatly interfere with nearby 802.11b/g based networks.</text:p>
        </text:list-item>
      </text:list>
      <text:p text:style-name="P5"/>
      <text:p text:style-name="P5"><text:span text:style-name="T1">802.11ac</text:span></text:p>
      <text:p text:style-name="P5"><text:span text:style-name="T1"><text:tab/></text:span>The newest generation of Wi-Fi signaling in popular use, 2.11ac<text:span text:style-name="T5">0</text:span>8 utilizes dual-band wireless technology, supporting simultaneous connections on both the 2.4 GHz and 5 GHz Wi-Fi bands. 802.11ac offers backward compatibility to 802.11b/g/n and bandwidth rated up to 1300 Mbps on the 5 GHz band plus up to 450 Mbps on 2.4 Ghz.</text:p>
      <text:p text:style-name="P10"/>
      <text:p text:style-name="P10"/>
      <text:p text:style-name="P10"/>
      <text:p text:style-name="P10"><text:soft-page-break/>Internetworking:</text:p>
      <text:p text:style-name="P11"><text:span text:style-name="T9"><text:tab/></text:span><text:span text:style-name="T10">I</text:span><text:span text:style-name="T3">nternetworking</text:span> is the practice of connecting a computer network with other networks through the use of gateways that provide a common method of routing information packets between the networks. The resulting system of interconnected networks are called an <text:span text:style-name="T8">internetwork</text:span>, or simply an <text:span text:style-name="T8">internet</text:span>. Internetworking is a combination of the words <text:span text:style-name="T8">inter</text:span> ("between") and networking; not <text:span text:style-name="T8">internet-working</text:span> or <text:span text:style-name="T8">international-network</text:span>.</text:p>
      <text:p text:style-name="P11"><text:tab/><text:span text:style-name="T11">E</text:span>xample <text:span text:style-name="T11">for the </text:span>internetworking is the Internet, a network of networks based on many underlying hardware technologies, but unified by an internetworking protocol standard, the Internet Protocol Suite, often also referred to as TCP/IP. Networks can be considered different based on various parameters such as, Protocol, topology, Layer-2 network and addressing scheme.</text:p>
      <text:p text:style-name="P12"><text:tab/>In internetworking, routers have knowledge of each other’s address and addresses beyond them. They can be statically configured go on different network or they can learn by using internetworking routing protocol.Routing protocols which are used within an organization or administration are called Interior Gateway Protocols or IGP. <text:span text:style-name="T11">We will be using it in our campus.</text:span> <text:s/>RIP<text:span text:style-name="T11">(Routing Information protocol)</text:span>, OSPF<text:span text:style-name="T11">(Open Shortest Path First)</text:span> are examples of IGP. <text:span text:style-name="T11">When we want to send data </text:span>between different organizations or administrations, <text:span text:style-name="T11">we can use </text:span>Exterior Gateway Protocol and there is only one EGP i.e. Border Gateway Protocol.</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14:32:54.904292928</meta:creation-date>
    <dc:date>2016-11-01T15:55:24.664268182</dc:date>
    <meta:editing-duration>PT35M48S</meta:editing-duration>
    <meta:editing-cycles>2</meta:editing-cycles>
    <meta:generator>LibreOffice/4.2.8.2$Linux_x86 LibreOffice_project/420m0$Build-2</meta:generator>
    <meta:document-statistic meta:table-count="0" meta:image-count="0" meta:object-count="0" meta:page-count="3" meta:paragraph-count="32" meta:word-count="1017" meta:character-count="6617" meta:non-whitespace-character-count="5621"/>
  </office:meta>
</office:document-meta>
</file>